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Data" table:style-name="ta1">
        <table:shapes>
          <draw:frame draw:z-index="0" draw:style-name="gr1" draw:text-style-name="P1" svg:width="25.174cm" svg:height="14.928cm" svg:x="5.424cm" svg:y="0.239cm">
            <draw:object draw:notify-on-update-of-ranges="randData.A1:randData.A1 randData.A2:randData.A101 randData.B1:randData.B1 randData.B2:randData.B101 randData.A1:randData.A1 randData.A2:randData.A101 randData.C1:randData.C1 randData.C2:randData.C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<text:s/>rand()</text:p>
          </table:table-cell>
          <table:table-cell office:value-type="string" calcext:value-type="string">
            <text:p><text:s/>std::mt19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13632" calcext:value-type="float">
            <text:p>10013632</text:p>
          </table:table-cell>
          <table:table-cell office:value-type="float" office:value="10003451" calcext:value-type="float">
            <text:p>100034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0814" calcext:value-type="float">
            <text:p>10010814</text:p>
          </table:table-cell>
          <table:table-cell office:value-type="float" office:value="10003179" calcext:value-type="float">
            <text:p>10003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3191" calcext:value-type="float">
            <text:p>10003191</text:p>
          </table:table-cell>
          <table:table-cell office:value-type="float" office:value="10001359" calcext:value-type="float">
            <text:p>10001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81163" calcext:value-type="float">
            <text:p>9981163</text:p>
          </table:table-cell>
          <table:table-cell office:value-type="float" office:value="9998293" calcext:value-type="float">
            <text:p>99982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6729" calcext:value-type="float">
            <text:p>10006729</text:p>
          </table:table-cell>
          <table:table-cell office:value-type="float" office:value="10003367" calcext:value-type="float">
            <text:p>100033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8177" calcext:value-type="float">
            <text:p>10008177</text:p>
          </table:table-cell>
          <table:table-cell office:value-type="float" office:value="10001090" calcext:value-type="float">
            <text:p>100010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77514" calcext:value-type="float">
            <text:p>9977514</text:p>
          </table:table-cell>
          <table:table-cell office:value-type="float" office:value="10002180" calcext:value-type="float">
            <text:p>100021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6850" calcext:value-type="float">
            <text:p>10006850</text:p>
          </table:table-cell>
          <table:table-cell office:value-type="float" office:value="9995210" calcext:value-type="float">
            <text:p>99952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14708" calcext:value-type="float">
            <text:p>10014708</text:p>
          </table:table-cell>
          <table:table-cell office:value-type="float" office:value="10004184" calcext:value-type="float">
            <text:p>10004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78080" calcext:value-type="float">
            <text:p>9978080</text:p>
          </table:table-cell>
          <table:table-cell office:value-type="float" office:value="10001449" calcext:value-type="float">
            <text:p>100014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800" calcext:value-type="float">
            <text:p>10012800</text:p>
          </table:table-cell>
          <table:table-cell office:value-type="float" office:value="9999702" calcext:value-type="float">
            <text:p>99997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10037" calcext:value-type="float">
            <text:p>10010037</text:p>
          </table:table-cell>
          <table:table-cell office:value-type="float" office:value="10000319" calcext:value-type="float">
            <text:p>100003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79747" calcext:value-type="float">
            <text:p>9979747</text:p>
          </table:table-cell>
          <table:table-cell office:value-type="float" office:value="9998593" calcext:value-type="float">
            <text:p>99985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13538" calcext:value-type="float">
            <text:p>10013538</text:p>
          </table:table-cell>
          <table:table-cell office:value-type="float" office:value="9996760" calcext:value-type="float">
            <text:p>99967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5745" calcext:value-type="float">
            <text:p>10005745</text:p>
          </table:table-cell>
          <table:table-cell office:value-type="float" office:value="9999057" calcext:value-type="float">
            <text:p>99990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79775" calcext:value-type="float">
            <text:p>9979775</text:p>
          </table:table-cell>
          <table:table-cell office:value-type="float" office:value="9995950" calcext:value-type="float">
            <text:p>99959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12056" calcext:value-type="float">
            <text:p>10012056</text:p>
          </table:table-cell>
          <table:table-cell office:value-type="float" office:value="10001794" calcext:value-type="float">
            <text:p>100017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8053" calcext:value-type="float">
            <text:p>10008053</text:p>
          </table:table-cell>
          <table:table-cell office:value-type="float" office:value="9996816" calcext:value-type="float">
            <text:p>99968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76742" calcext:value-type="float">
            <text:p>9976742</text:p>
          </table:table-cell>
          <table:table-cell office:value-type="float" office:value="9998616" calcext:value-type="float">
            <text:p>99986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11652" calcext:value-type="float">
            <text:p>10011652</text:p>
          </table:table-cell>
          <table:table-cell office:value-type="float" office:value="9996072" calcext:value-type="float">
            <text:p>99960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1695" calcext:value-type="float">
            <text:p>10001695</text:p>
          </table:table-cell>
          <table:table-cell office:value-type="float" office:value="10004357" calcext:value-type="float">
            <text:p>100043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81257" calcext:value-type="float">
            <text:p>9981257</text:p>
          </table:table-cell>
          <table:table-cell office:value-type="float" office:value="9998661" calcext:value-type="float">
            <text:p>99986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6575" calcext:value-type="float">
            <text:p>10006575</text:p>
          </table:table-cell>
          <table:table-cell office:value-type="float" office:value="9999473" calcext:value-type="float">
            <text:p>99994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6180" calcext:value-type="float">
            <text:p>10006180</text:p>
          </table:table-cell>
          <table:table-cell office:value-type="float" office:value="10002015" calcext:value-type="float">
            <text:p>1000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80535" calcext:value-type="float">
            <text:p>9980535</text:p>
          </table:table-cell>
          <table:table-cell office:value-type="float" office:value="9999194" calcext:value-type="float">
            <text:p>99991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7737" calcext:value-type="float">
            <text:p>10007737</text:p>
          </table:table-cell>
          <table:table-cell office:value-type="float" office:value="10003103" calcext:value-type="float">
            <text:p>100031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8375" calcext:value-type="float">
            <text:p>10008375</text:p>
          </table:table-cell>
          <table:table-cell office:value-type="float" office:value="10000356" calcext:value-type="float">
            <text:p>100003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79970" calcext:value-type="float">
            <text:p>9979970</text:p>
          </table:table-cell>
          <table:table-cell office:value-type="float" office:value="9999005" calcext:value-type="float">
            <text:p>99990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12539" calcext:value-type="float">
            <text:p>10012539</text:p>
          </table:table-cell>
          <table:table-cell office:value-type="float" office:value="9998390" calcext:value-type="float">
            <text:p>99983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9294" calcext:value-type="float">
            <text:p>10009294</text:p>
          </table:table-cell>
          <table:table-cell office:value-type="float" office:value="9997389" calcext:value-type="float">
            <text:p>99973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79234" calcext:value-type="float">
            <text:p>9979234</text:p>
          </table:table-cell>
          <table:table-cell office:value-type="float" office:value="9998404" calcext:value-type="float">
            <text:p>99984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13004" calcext:value-type="float">
            <text:p>10013004</text:p>
          </table:table-cell>
          <table:table-cell office:value-type="float" office:value="10003215" calcext:value-type="float">
            <text:p>100032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4680" calcext:value-type="float">
            <text:p>10004680</text:p>
          </table:table-cell>
          <table:table-cell office:value-type="float" office:value="10000834" calcext:value-type="float">
            <text:p>100008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75624" calcext:value-type="float">
            <text:p>9975624</text:p>
          </table:table-cell>
          <table:table-cell office:value-type="float" office:value="10001805" calcext:value-type="float">
            <text:p>100018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12486" calcext:value-type="float">
            <text:p>10012486</text:p>
          </table:table-cell>
          <table:table-cell office:value-type="float" office:value="9999518" calcext:value-type="float">
            <text:p>99995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14905" calcext:value-type="float">
            <text:p>10014905</text:p>
          </table:table-cell>
          <table:table-cell office:value-type="float" office:value="9996928" calcext:value-type="float">
            <text:p>99969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79618" calcext:value-type="float">
            <text:p>9979618</text:p>
          </table:table-cell>
          <table:table-cell office:value-type="float" office:value="10002766" calcext:value-type="float">
            <text:p>100027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12713" calcext:value-type="float">
            <text:p>10012713</text:p>
          </table:table-cell>
          <table:table-cell office:value-type="float" office:value="9999310" calcext:value-type="float">
            <text:p>99993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10696" calcext:value-type="float">
            <text:p>10010696</text:p>
          </table:table-cell>
          <table:table-cell office:value-type="float" office:value="9999005" calcext:value-type="float">
            <text:p>99990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82510" calcext:value-type="float">
            <text:p>9982510</text:p>
          </table:table-cell>
          <table:table-cell office:value-type="float" office:value="10002105" calcext:value-type="float">
            <text:p>100021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11190" calcext:value-type="float">
            <text:p>10011190</text:p>
          </table:table-cell>
          <table:table-cell office:value-type="float" office:value="9997776" calcext:value-type="float">
            <text:p>99977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11094" calcext:value-type="float">
            <text:p>10011094</text:p>
          </table:table-cell>
          <table:table-cell office:value-type="float" office:value="10002483" calcext:value-type="float">
            <text:p>100024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78142" calcext:value-type="float">
            <text:p>9978142</text:p>
          </table:table-cell>
          <table:table-cell office:value-type="float" office:value="10002715" calcext:value-type="float">
            <text:p>100027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13239" calcext:value-type="float">
            <text:p>10013239</text:p>
          </table:table-cell>
          <table:table-cell office:value-type="float" office:value="10003809" calcext:value-type="float">
            <text:p>100038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13202" calcext:value-type="float">
            <text:p>10013202</text:p>
          </table:table-cell>
          <table:table-cell office:value-type="float" office:value="9996937" calcext:value-type="float">
            <text:p>99969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79779" calcext:value-type="float">
            <text:p>9979779</text:p>
          </table:table-cell>
          <table:table-cell office:value-type="float" office:value="9998807" calcext:value-type="float">
            <text:p>99988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14291" calcext:value-type="float">
            <text:p>10014291</text:p>
          </table:table-cell>
          <table:table-cell office:value-type="float" office:value="9995660" calcext:value-type="float">
            <text:p>99956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14516" calcext:value-type="float">
            <text:p>10014516</text:p>
          </table:table-cell>
          <table:table-cell office:value-type="float" office:value="10001691" calcext:value-type="float">
            <text:p>100016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81702" calcext:value-type="float">
            <text:p>9981702</text:p>
          </table:table-cell>
          <table:table-cell office:value-type="float" office:value="9997942" calcext:value-type="float">
            <text:p>99979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10875" calcext:value-type="float">
            <text:p>10010875</text:p>
          </table:table-cell>
          <table:table-cell office:value-type="float" office:value="10000215" calcext:value-type="float">
            <text:p>100002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3893" calcext:value-type="float">
            <text:p>10003893</text:p>
          </table:table-cell>
          <table:table-cell office:value-type="float" office:value="10002161" calcext:value-type="float">
            <text:p>100021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78021" calcext:value-type="float">
            <text:p>9978021</text:p>
          </table:table-cell>
          <table:table-cell office:value-type="float" office:value="10007920" calcext:value-type="float">
            <text:p>100079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12556" calcext:value-type="float">
            <text:p>10012556</text:p>
          </table:table-cell>
          <table:table-cell office:value-type="float" office:value="10001144" calcext:value-type="float">
            <text:p>100011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7531" calcext:value-type="float">
            <text:p>10007531</text:p>
          </table:table-cell>
          <table:table-cell office:value-type="float" office:value="9999818" calcext:value-type="float">
            <text:p>99998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977901" calcext:value-type="float">
            <text:p>9977901</text:p>
          </table:table-cell>
          <table:table-cell office:value-type="float" office:value="9998963" calcext:value-type="float">
            <text:p>99989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11144" calcext:value-type="float">
            <text:p>10011144</text:p>
          </table:table-cell>
          <table:table-cell office:value-type="float" office:value="9998833" calcext:value-type="float">
            <text:p>99988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11897" calcext:value-type="float">
            <text:p>10011897</text:p>
          </table:table-cell>
          <table:table-cell office:value-type="float" office:value="10004131" calcext:value-type="float">
            <text:p>100041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83973" calcext:value-type="float">
            <text:p>9983973</text:p>
          </table:table-cell>
          <table:table-cell office:value-type="float" office:value="9996425" calcext:value-type="float">
            <text:p>99964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10965" calcext:value-type="float">
            <text:p>10010965</text:p>
          </table:table-cell>
          <table:table-cell office:value-type="float" office:value="9996078" calcext:value-type="float">
            <text:p>99960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8258" calcext:value-type="float">
            <text:p>10008258</text:p>
          </table:table-cell>
          <table:table-cell office:value-type="float" office:value="9999052" calcext:value-type="float">
            <text:p>99990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83552" calcext:value-type="float">
            <text:p>9983552</text:p>
          </table:table-cell>
          <table:table-cell office:value-type="float" office:value="9995399" calcext:value-type="float">
            <text:p>99953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7804" calcext:value-type="float">
            <text:p>10007804</text:p>
          </table:table-cell>
          <table:table-cell office:value-type="float" office:value="9997919" calcext:value-type="float">
            <text:p>99979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9516" calcext:value-type="float">
            <text:p>10009516</text:p>
          </table:table-cell>
          <table:table-cell office:value-type="float" office:value="9997819" calcext:value-type="float">
            <text:p>99978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74399" calcext:value-type="float">
            <text:p>9974399</text:p>
          </table:table-cell>
          <table:table-cell office:value-type="float" office:value="9998680" calcext:value-type="float">
            <text:p>99986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16809" calcext:value-type="float">
            <text:p>10016809</text:p>
          </table:table-cell>
          <table:table-cell office:value-type="float" office:value="10002521" calcext:value-type="float">
            <text:p>100025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7485" calcext:value-type="float">
            <text:p>10007485</text:p>
          </table:table-cell>
          <table:table-cell office:value-type="float" office:value="9995924" calcext:value-type="float">
            <text:p>99959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81806" calcext:value-type="float">
            <text:p>9981806</text:p>
          </table:table-cell>
          <table:table-cell office:value-type="float" office:value="9998383" calcext:value-type="float">
            <text:p>99983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9849" calcext:value-type="float">
            <text:p>10009849</text:p>
          </table:table-cell>
          <table:table-cell office:value-type="float" office:value="10001734" calcext:value-type="float">
            <text:p>100017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16600" calcext:value-type="float">
            <text:p>10016600</text:p>
          </table:table-cell>
          <table:table-cell office:value-type="float" office:value="10001230" calcext:value-type="float">
            <text:p>100012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83160" calcext:value-type="float">
            <text:p>9983160</text:p>
          </table:table-cell>
          <table:table-cell office:value-type="float" office:value="10003913" calcext:value-type="float">
            <text:p>100039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8784" calcext:value-type="float">
            <text:p>10008784</text:p>
          </table:table-cell>
          <table:table-cell office:value-type="float" office:value="10000013" calcext:value-type="float">
            <text:p>100000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10019" calcext:value-type="float">
            <text:p>10010019</text:p>
          </table:table-cell>
          <table:table-cell office:value-type="float" office:value="9998130" calcext:value-type="float">
            <text:p>999813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973483" calcext:value-type="float">
            <text:p>9973483</text:p>
          </table:table-cell>
          <table:table-cell office:value-type="float" office:value="10004637" calcext:value-type="float">
            <text:p>100046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7078" calcext:value-type="float">
            <text:p>10007078</text:p>
          </table:table-cell>
          <table:table-cell office:value-type="float" office:value="10003228" calcext:value-type="float">
            <text:p>100032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11328" calcext:value-type="float">
            <text:p>10011328</text:p>
          </table:table-cell>
          <table:table-cell office:value-type="float" office:value="10003321" calcext:value-type="float">
            <text:p>100033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977436" calcext:value-type="float">
            <text:p>9977436</text:p>
          </table:table-cell>
          <table:table-cell office:value-type="float" office:value="9999588" calcext:value-type="float">
            <text:p>99995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8520" calcext:value-type="float">
            <text:p>10008520</text:p>
          </table:table-cell>
          <table:table-cell office:value-type="float" office:value="9998317" calcext:value-type="float">
            <text:p>99983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800" calcext:value-type="float">
            <text:p>10000800</text:p>
          </table:table-cell>
          <table:table-cell office:value-type="float" office:value="9999958" calcext:value-type="float">
            <text:p>99999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983718" calcext:value-type="float">
            <text:p>9983718</text:p>
          </table:table-cell>
          <table:table-cell office:value-type="float" office:value="9997633" calcext:value-type="float">
            <text:p>99976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5989" calcext:value-type="float">
            <text:p>10005989</text:p>
          </table:table-cell>
          <table:table-cell office:value-type="float" office:value="10002006" calcext:value-type="float">
            <text:p>100020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8549" calcext:value-type="float">
            <text:p>10008549</text:p>
          </table:table-cell>
          <table:table-cell office:value-type="float" office:value="10001913" calcext:value-type="float">
            <text:p>100019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980432" calcext:value-type="float">
            <text:p>9980432</text:p>
          </table:table-cell>
          <table:table-cell office:value-type="float" office:value="9998233" calcext:value-type="float">
            <text:p>99982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13180" calcext:value-type="float">
            <text:p>10013180</text:p>
          </table:table-cell>
          <table:table-cell office:value-type="float" office:value="10000508" calcext:value-type="float">
            <text:p>100005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8437" calcext:value-type="float">
            <text:p>10008437</text:p>
          </table:table-cell>
          <table:table-cell office:value-type="float" office:value="10000455" calcext:value-type="float">
            <text:p>100004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980402" calcext:value-type="float">
            <text:p>9980402</text:p>
          </table:table-cell>
          <table:table-cell office:value-type="float" office:value="10004325" calcext:value-type="float">
            <text:p>100043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14746" calcext:value-type="float">
            <text:p>10014746</text:p>
          </table:table-cell>
          <table:table-cell office:value-type="float" office:value="9999423" calcext:value-type="float">
            <text:p>99994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13632" calcext:value-type="float">
            <text:p>10013632</text:p>
          </table:table-cell>
          <table:table-cell office:value-type="float" office:value="9996963" calcext:value-type="float">
            <text:p>99969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80592" calcext:value-type="float">
            <text:p>9980592</text:p>
          </table:table-cell>
          <table:table-cell office:value-type="float" office:value="9999249" calcext:value-type="float">
            <text:p>99992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11081" calcext:value-type="float">
            <text:p>10011081</text:p>
          </table:table-cell>
          <table:table-cell office:value-type="float" office:value="10001467" calcext:value-type="float">
            <text:p>100014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9562" calcext:value-type="float">
            <text:p>10009562</text:p>
          </table:table-cell>
          <table:table-cell office:value-type="float" office:value="10002620" calcext:value-type="float">
            <text:p>100026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76283" calcext:value-type="float">
            <text:p>9976283</text:p>
          </table:table-cell>
          <table:table-cell office:value-type="float" office:value="9997152" calcext:value-type="float">
            <text:p>999715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13030" calcext:value-type="float">
            <text:p>10013030</text:p>
          </table:table-cell>
          <table:table-cell office:value-type="float" office:value="9998687" calcext:value-type="float">
            <text:p>99986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6864" calcext:value-type="float">
            <text:p>10006864</text:p>
          </table:table-cell>
          <table:table-cell office:value-type="float" office:value="9994723" calcext:value-type="float">
            <text:p>99947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980734" calcext:value-type="float">
            <text:p>9980734</text:p>
          </table:table-cell>
          <table:table-cell office:value-type="float" office:value="10001907" calcext:value-type="float">
            <text:p>100019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11779" calcext:value-type="float">
            <text:p>10011779</text:p>
          </table:table-cell>
          <table:table-cell office:value-type="float" office:value="9996731" calcext:value-type="float">
            <text:p>99967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10380" calcext:value-type="float">
            <text:p>10010380</text:p>
          </table:table-cell>
          <table:table-cell office:value-type="float" office:value="9999779" calcext:value-type="float">
            <text:p>999977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982027" calcext:value-type="float">
            <text:p>9982027</text:p>
          </table:table-cell>
          <table:table-cell office:value-type="float" office:value="9999842" calcext:value-type="float">
            <text:p>99998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8071" calcext:value-type="float">
            <text:p>10008071</text:p>
          </table:table-cell>
          <table:table-cell office:value-type="float" office:value="9999865" calcext:value-type="float">
            <text:p>99998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10397" calcext:value-type="float">
            <text:p>10010397</text:p>
          </table:table-cell>
          <table:table-cell office:value-type="float" office:value="10001594" calcext:value-type="float">
            <text:p>100015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76888" calcext:value-type="float">
            <text:p>9976888</text:p>
          </table:table-cell>
          <table:table-cell office:value-type="float" office:value="9998377" calcext:value-type="float">
            <text:p>9998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1T17:20:15.327000000</dc:date>
    <meta:editing-duration>PT20M59S</meta:editing-duration>
    <meta:editing-cycles>1</meta:editing-cycles>
    <meta:generator>LibreOffice/7.1.1.2$Windows_X86_64 LibreOffice_project/fe0b08f4af1bacafe4c7ecc87ce55bb426164676</meta:generator>
    <meta:document-statistic meta:table-count="1" meta:cell-count="30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175cm" svg:height="14.929cm" xlink:href=".." xlink:type="simple" chart:class="chart:scatter" chart:style-name="ch1">
        <chart:title svg:x="9.924cm" svg:y="0.434cm" chart:style-name="ch2">
          <text:p>rand() vs Mserser Twister</text:p>
        </chart:title>
        <chart:subtitle svg:x="10.519cm" svg:y="1.511cm" chart:style-name="ch3">
          <text:p>1 000 000 000 samples</text:p>
        </chart:subtitle>
        <chart:legend chart:legend-position="end" svg:x="22.303cm" svg:y="6.916cm" style:legend-expansion="high" chart:style-name="ch4"/>
        <chart:plot-area chart:style-name="ch5" table:cell-range-address="randData.A1:randData.C101" chart:data-source-has-labels="row" svg:x="1.514cm" svg:y="2.492cm" svg:width="20.286cm" svg:height="11.158cm">
          <chart:coordinate-region svg:x="3.061cm" svg:y="2.691cm" svg:width="18.274cm" svg:height="10.312cm"/>
          <chart:axis chart:dimension="x" chart:name="primary-x" chart:style-name="ch6">
            <chart:title svg:x="11.203cm" svg:y="13.948cm" chart:style-name="ch7">
              <text:p>value</text:p>
            </chart:title>
          </chart:axis>
          <chart:axis chart:dimension="y" chart:name="primary-y" chart:style-name="ch8">
            <chart:title svg:x="0.451cm" svg:y="8.525cm" chart:style-name="ch9">
              <text:p>count</text:p>
            </chart:title>
            <chart:grid chart:style-name="ch10" chart:class="major"/>
          </chart:axis>
          <chart:series chart:style-name="ch11" chart:values-cell-range-address="randData.B2:randData.B101" chart:label-cell-address="randData.B1:randData.B1" chart:class="chart:scatter">
            <chart:domain table:cell-range-address="randData.A2:randData.A101"/>
            <chart:data-point chart:repeated="100"/>
          </chart:series>
          <chart:series chart:style-name="ch12" chart:values-cell-range-address="randData.C2:randData.C101" chart:label-cell-address="randData.C1:randData.C1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 rand()</text:p>
                <draw:g>
                  <svg:desc>randData.B1:randData.B1</svg:desc>
                </draw:g>
              </table:table-cell>
              <table:table-cell office:value-type="string">
                <text:p> std::mt19997</text:p>
                <draw:g>
                  <svg:desc>randData.C1:rand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Data.A2:randData.A101</svg:desc>
                </draw:g>
              </table:table-cell>
              <table:table-cell office:value-type="float" office:value="10013632">
                <text:p>10013632</text:p>
                <draw:g>
                  <svg:desc>randData.B2:randData.B101</svg:desc>
                </draw:g>
              </table:table-cell>
              <table:table-cell office:value-type="float" office:value="10003451">
                <text:p>10003451</text:p>
                <draw:g>
                  <svg:desc>randData.C2:randData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010814">
                <text:p>10010814</text:p>
              </table:table-cell>
              <table:table-cell office:value-type="float" office:value="10003179">
                <text:p>10003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003191">
                <text:p>10003191</text:p>
              </table:table-cell>
              <table:table-cell office:value-type="float" office:value="10001359">
                <text:p>10001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981163">
                <text:p>9981163</text:p>
              </table:table-cell>
              <table:table-cell office:value-type="float" office:value="9998293">
                <text:p>9998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006729">
                <text:p>10006729</text:p>
              </table:table-cell>
              <table:table-cell office:value-type="float" office:value="10003367">
                <text:p>10003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008177">
                <text:p>10008177</text:p>
              </table:table-cell>
              <table:table-cell office:value-type="float" office:value="10001090">
                <text:p>100010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977514">
                <text:p>9977514</text:p>
              </table:table-cell>
              <table:table-cell office:value-type="float" office:value="10002180">
                <text:p>10002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006850">
                <text:p>10006850</text:p>
              </table:table-cell>
              <table:table-cell office:value-type="float" office:value="9995210">
                <text:p>9995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014708">
                <text:p>10014708</text:p>
              </table:table-cell>
              <table:table-cell office:value-type="float" office:value="10004184">
                <text:p>10004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978080">
                <text:p>9978080</text:p>
              </table:table-cell>
              <table:table-cell office:value-type="float" office:value="10001449">
                <text:p>10001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012800">
                <text:p>10012800</text:p>
              </table:table-cell>
              <table:table-cell office:value-type="float" office:value="9999702">
                <text:p>99997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010037">
                <text:p>10010037</text:p>
              </table:table-cell>
              <table:table-cell office:value-type="float" office:value="10000319">
                <text:p>100003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979747">
                <text:p>9979747</text:p>
              </table:table-cell>
              <table:table-cell office:value-type="float" office:value="9998593">
                <text:p>99985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013538">
                <text:p>10013538</text:p>
              </table:table-cell>
              <table:table-cell office:value-type="float" office:value="9996760">
                <text:p>99967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005745">
                <text:p>10005745</text:p>
              </table:table-cell>
              <table:table-cell office:value-type="float" office:value="9999057">
                <text:p>9999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979775">
                <text:p>9979775</text:p>
              </table:table-cell>
              <table:table-cell office:value-type="float" office:value="9995950">
                <text:p>99959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012056">
                <text:p>10012056</text:p>
              </table:table-cell>
              <table:table-cell office:value-type="float" office:value="10001794">
                <text:p>100017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008053">
                <text:p>10008053</text:p>
              </table:table-cell>
              <table:table-cell office:value-type="float" office:value="9996816">
                <text:p>99968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976742">
                <text:p>9976742</text:p>
              </table:table-cell>
              <table:table-cell office:value-type="float" office:value="9998616">
                <text:p>9998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011652">
                <text:p>10011652</text:p>
              </table:table-cell>
              <table:table-cell office:value-type="float" office:value="9996072">
                <text:p>9996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001695">
                <text:p>10001695</text:p>
              </table:table-cell>
              <table:table-cell office:value-type="float" office:value="10004357">
                <text:p>10004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981257">
                <text:p>9981257</text:p>
              </table:table-cell>
              <table:table-cell office:value-type="float" office:value="9998661">
                <text:p>99986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006575">
                <text:p>10006575</text:p>
              </table:table-cell>
              <table:table-cell office:value-type="float" office:value="9999473">
                <text:p>9999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006180">
                <text:p>10006180</text:p>
              </table:table-cell>
              <table:table-cell office:value-type="float" office:value="10002015">
                <text:p>10002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980535">
                <text:p>9980535</text:p>
              </table:table-cell>
              <table:table-cell office:value-type="float" office:value="9999194">
                <text:p>9999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007737">
                <text:p>10007737</text:p>
              </table:table-cell>
              <table:table-cell office:value-type="float" office:value="10003103">
                <text:p>10003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0008375">
                <text:p>10008375</text:p>
              </table:table-cell>
              <table:table-cell office:value-type="float" office:value="10000356">
                <text:p>10000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979970">
                <text:p>9979970</text:p>
              </table:table-cell>
              <table:table-cell office:value-type="float" office:value="9999005">
                <text:p>99990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012539">
                <text:p>10012539</text:p>
              </table:table-cell>
              <table:table-cell office:value-type="float" office:value="9998390">
                <text:p>99983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009294">
                <text:p>10009294</text:p>
              </table:table-cell>
              <table:table-cell office:value-type="float" office:value="9997389">
                <text:p>9997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979234">
                <text:p>9979234</text:p>
              </table:table-cell>
              <table:table-cell office:value-type="float" office:value="9998404">
                <text:p>9998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013004">
                <text:p>10013004</text:p>
              </table:table-cell>
              <table:table-cell office:value-type="float" office:value="10003215">
                <text:p>100032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004680">
                <text:p>10004680</text:p>
              </table:table-cell>
              <table:table-cell office:value-type="float" office:value="10000834">
                <text:p>10000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975624">
                <text:p>9975624</text:p>
              </table:table-cell>
              <table:table-cell office:value-type="float" office:value="10001805">
                <text:p>10001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012486">
                <text:p>10012486</text:p>
              </table:table-cell>
              <table:table-cell office:value-type="float" office:value="9999518">
                <text:p>99995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014905">
                <text:p>10014905</text:p>
              </table:table-cell>
              <table:table-cell office:value-type="float" office:value="9996928">
                <text:p>99969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979618">
                <text:p>9979618</text:p>
              </table:table-cell>
              <table:table-cell office:value-type="float" office:value="10002766">
                <text:p>100027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0012713">
                <text:p>10012713</text:p>
              </table:table-cell>
              <table:table-cell office:value-type="float" office:value="9999310">
                <text:p>99993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010696">
                <text:p>10010696</text:p>
              </table:table-cell>
              <table:table-cell office:value-type="float" office:value="9999005">
                <text:p>99990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982510">
                <text:p>9982510</text:p>
              </table:table-cell>
              <table:table-cell office:value-type="float" office:value="10002105">
                <text:p>10002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011190">
                <text:p>10011190</text:p>
              </table:table-cell>
              <table:table-cell office:value-type="float" office:value="9997776">
                <text:p>99977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011094">
                <text:p>10011094</text:p>
              </table:table-cell>
              <table:table-cell office:value-type="float" office:value="10002483">
                <text:p>100024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978142">
                <text:p>9978142</text:p>
              </table:table-cell>
              <table:table-cell office:value-type="float" office:value="10002715">
                <text:p>100027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0013239">
                <text:p>10013239</text:p>
              </table:table-cell>
              <table:table-cell office:value-type="float" office:value="10003809">
                <text:p>100038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013202">
                <text:p>10013202</text:p>
              </table:table-cell>
              <table:table-cell office:value-type="float" office:value="9996937">
                <text:p>9996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979779">
                <text:p>9979779</text:p>
              </table:table-cell>
              <table:table-cell office:value-type="float" office:value="9998807">
                <text:p>99988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014291">
                <text:p>10014291</text:p>
              </table:table-cell>
              <table:table-cell office:value-type="float" office:value="9995660">
                <text:p>99956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0014516">
                <text:p>10014516</text:p>
              </table:table-cell>
              <table:table-cell office:value-type="float" office:value="10001691">
                <text:p>100016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9981702">
                <text:p>9981702</text:p>
              </table:table-cell>
              <table:table-cell office:value-type="float" office:value="9997942">
                <text:p>99979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0010875">
                <text:p>10010875</text:p>
              </table:table-cell>
              <table:table-cell office:value-type="float" office:value="10000215">
                <text:p>100002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003893">
                <text:p>10003893</text:p>
              </table:table-cell>
              <table:table-cell office:value-type="float" office:value="10002161">
                <text:p>100021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9978021">
                <text:p>9978021</text:p>
              </table:table-cell>
              <table:table-cell office:value-type="float" office:value="10007920">
                <text:p>100079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012556">
                <text:p>10012556</text:p>
              </table:table-cell>
              <table:table-cell office:value-type="float" office:value="10001144">
                <text:p>100011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007531">
                <text:p>10007531</text:p>
              </table:table-cell>
              <table:table-cell office:value-type="float" office:value="9999818">
                <text:p>99998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977901">
                <text:p>9977901</text:p>
              </table:table-cell>
              <table:table-cell office:value-type="float" office:value="9998963">
                <text:p>99989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011144">
                <text:p>10011144</text:p>
              </table:table-cell>
              <table:table-cell office:value-type="float" office:value="9998833">
                <text:p>99988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011897">
                <text:p>10011897</text:p>
              </table:table-cell>
              <table:table-cell office:value-type="float" office:value="10004131">
                <text:p>10004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983973">
                <text:p>9983973</text:p>
              </table:table-cell>
              <table:table-cell office:value-type="float" office:value="9996425">
                <text:p>99964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010965">
                <text:p>10010965</text:p>
              </table:table-cell>
              <table:table-cell office:value-type="float" office:value="9996078">
                <text:p>99960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008258">
                <text:p>10008258</text:p>
              </table:table-cell>
              <table:table-cell office:value-type="float" office:value="9999052">
                <text:p>9999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983552">
                <text:p>9983552</text:p>
              </table:table-cell>
              <table:table-cell office:value-type="float" office:value="9995399">
                <text:p>9995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007804">
                <text:p>10007804</text:p>
              </table:table-cell>
              <table:table-cell office:value-type="float" office:value="9997919">
                <text:p>99979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0009516">
                <text:p>10009516</text:p>
              </table:table-cell>
              <table:table-cell office:value-type="float" office:value="9997819">
                <text:p>99978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9974399">
                <text:p>9974399</text:p>
              </table:table-cell>
              <table:table-cell office:value-type="float" office:value="9998680">
                <text:p>99986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016809">
                <text:p>10016809</text:p>
              </table:table-cell>
              <table:table-cell office:value-type="float" office:value="10002521">
                <text:p>100025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007485">
                <text:p>10007485</text:p>
              </table:table-cell>
              <table:table-cell office:value-type="float" office:value="9995924">
                <text:p>99959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9981806">
                <text:p>9981806</text:p>
              </table:table-cell>
              <table:table-cell office:value-type="float" office:value="9998383">
                <text:p>99983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009849">
                <text:p>10009849</text:p>
              </table:table-cell>
              <table:table-cell office:value-type="float" office:value="10001734">
                <text:p>100017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016600">
                <text:p>10016600</text:p>
              </table:table-cell>
              <table:table-cell office:value-type="float" office:value="10001230">
                <text:p>100012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983160">
                <text:p>9983160</text:p>
              </table:table-cell>
              <table:table-cell office:value-type="float" office:value="10003913">
                <text:p>100039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008784">
                <text:p>10008784</text:p>
              </table:table-cell>
              <table:table-cell office:value-type="float" office:value="10000013">
                <text:p>100000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010019">
                <text:p>10010019</text:p>
              </table:table-cell>
              <table:table-cell office:value-type="float" office:value="9998130">
                <text:p>99981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973483">
                <text:p>9973483</text:p>
              </table:table-cell>
              <table:table-cell office:value-type="float" office:value="10004637">
                <text:p>100046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007078">
                <text:p>10007078</text:p>
              </table:table-cell>
              <table:table-cell office:value-type="float" office:value="10003228">
                <text:p>100032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011328">
                <text:p>10011328</text:p>
              </table:table-cell>
              <table:table-cell office:value-type="float" office:value="10003321">
                <text:p>100033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977436">
                <text:p>9977436</text:p>
              </table:table-cell>
              <table:table-cell office:value-type="float" office:value="9999588">
                <text:p>99995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0008520">
                <text:p>10008520</text:p>
              </table:table-cell>
              <table:table-cell office:value-type="float" office:value="9998317">
                <text:p>99983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0000800">
                <text:p>10000800</text:p>
              </table:table-cell>
              <table:table-cell office:value-type="float" office:value="9999958">
                <text:p>99999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983718">
                <text:p>9983718</text:p>
              </table:table-cell>
              <table:table-cell office:value-type="float" office:value="9997633">
                <text:p>99976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005989">
                <text:p>10005989</text:p>
              </table:table-cell>
              <table:table-cell office:value-type="float" office:value="10002006">
                <text:p>10002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008549">
                <text:p>10008549</text:p>
              </table:table-cell>
              <table:table-cell office:value-type="float" office:value="10001913">
                <text:p>100019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9980432">
                <text:p>9980432</text:p>
              </table:table-cell>
              <table:table-cell office:value-type="float" office:value="9998233">
                <text:p>9998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013180">
                <text:p>10013180</text:p>
              </table:table-cell>
              <table:table-cell office:value-type="float" office:value="10000508">
                <text:p>100005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008437">
                <text:p>10008437</text:p>
              </table:table-cell>
              <table:table-cell office:value-type="float" office:value="10000455">
                <text:p>100004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9980402">
                <text:p>9980402</text:p>
              </table:table-cell>
              <table:table-cell office:value-type="float" office:value="10004325">
                <text:p>100043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0014746">
                <text:p>10014746</text:p>
              </table:table-cell>
              <table:table-cell office:value-type="float" office:value="9999423">
                <text:p>99994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0013632">
                <text:p>10013632</text:p>
              </table:table-cell>
              <table:table-cell office:value-type="float" office:value="9996963">
                <text:p>99969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980592">
                <text:p>9980592</text:p>
              </table:table-cell>
              <table:table-cell office:value-type="float" office:value="9999249">
                <text:p>99992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0011081">
                <text:p>10011081</text:p>
              </table:table-cell>
              <table:table-cell office:value-type="float" office:value="10001467">
                <text:p>100014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0009562">
                <text:p>10009562</text:p>
              </table:table-cell>
              <table:table-cell office:value-type="float" office:value="10002620">
                <text:p>100026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9976283">
                <text:p>9976283</text:p>
              </table:table-cell>
              <table:table-cell office:value-type="float" office:value="9997152">
                <text:p>99971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013030">
                <text:p>10013030</text:p>
              </table:table-cell>
              <table:table-cell office:value-type="float" office:value="9998687">
                <text:p>99986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006864">
                <text:p>10006864</text:p>
              </table:table-cell>
              <table:table-cell office:value-type="float" office:value="9994723">
                <text:p>99947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980734">
                <text:p>9980734</text:p>
              </table:table-cell>
              <table:table-cell office:value-type="float" office:value="10001907">
                <text:p>100019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0011779">
                <text:p>10011779</text:p>
              </table:table-cell>
              <table:table-cell office:value-type="float" office:value="9996731">
                <text:p>99967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010380">
                <text:p>10010380</text:p>
              </table:table-cell>
              <table:table-cell office:value-type="float" office:value="9999779">
                <text:p>99997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982027">
                <text:p>9982027</text:p>
              </table:table-cell>
              <table:table-cell office:value-type="float" office:value="9999842">
                <text:p>99998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008071">
                <text:p>10008071</text:p>
              </table:table-cell>
              <table:table-cell office:value-type="float" office:value="9999865">
                <text:p>99998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010397">
                <text:p>10010397</text:p>
              </table:table-cell>
              <table:table-cell office:value-type="float" office:value="10001594">
                <text:p>100015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976888">
                <text:p>9976888</text:p>
              </table:table-cell>
              <table:table-cell office:value-type="float" office:value="9998377">
                <text:p>9998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